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5431" officeooo:paragraph-rsid="00135431"/>
    </style:style>
    <style:style style:name="P3" style:family="paragraph" style:parent-style-name="Standard">
      <style:text-properties officeooo:rsid="0014eeec" officeooo:paragraph-rsid="0014eeec"/>
    </style:style>
    <style:style style:name="P4" style:family="paragraph" style:parent-style-name="Standard">
      <style:text-properties style:font-name="monospace" officeooo:rsid="0014eeec" officeooo:paragraph-rsid="00161e11"/>
    </style:style>
    <style:style style:name="P5" style:family="paragraph" style:parent-style-name="Standard">
      <style:text-properties style:font-name="monospace" fo:font-size="9pt" officeooo:rsid="0014eeec" officeooo:paragraph-rsid="00161e11" style:font-size-asian="9pt" style:font-size-complex="9pt"/>
    </style:style>
    <style:style style:name="P6" style:family="paragraph" style:parent-style-name="Standard">
      <style:text-properties style:font-name="monospace" fo:font-size="9pt" officeooo:rsid="0014eeec" officeooo:paragraph-rsid="00162cf1" style:font-size-asian="9pt" style:font-size-complex="9pt"/>
    </style:style>
    <style:style style:name="P7" style:family="paragraph" style:parent-style-name="Standard">
      <style:text-properties style:font-name="monospace" fo:font-size="9pt" officeooo:rsid="00162cf1" officeooo:paragraph-rsid="001cdf0a" style:font-size-asian="9pt" style:font-size-complex="9pt"/>
    </style:style>
    <style:style style:name="P8" style:family="paragraph" style:parent-style-name="Standard">
      <style:text-properties style:font-name="monospace" fo:font-size="9pt" officeooo:rsid="00162cf1" officeooo:paragraph-rsid="00242289" style:font-size-asian="9pt" style:font-size-complex="9pt"/>
    </style:style>
    <style:style style:name="P9" style:family="paragraph" style:parent-style-name="Standard">
      <style:text-properties style:font-name="monospace" officeooo:rsid="00162cf1" officeooo:paragraph-rsid="001a8970"/>
    </style:style>
    <style:style style:name="P10" style:family="paragraph" style:parent-style-name="Standard">
      <style:text-properties style:font-name="monospace" officeooo:rsid="0018d6c3" officeooo:paragraph-rsid="001a26bd"/>
    </style:style>
    <style:style style:name="P11" style:family="paragraph" style:parent-style-name="Standard">
      <style:text-properties style:font-name="monospace" officeooo:rsid="001f6a53" officeooo:paragraph-rsid="001f6a53"/>
    </style:style>
    <style:style style:name="P12" style:family="paragraph" style:parent-style-name="Standard">
      <style:text-properties style:font-name="monospace" officeooo:paragraph-rsid="001cdf0a"/>
    </style:style>
    <style:style style:name="P13" style:family="paragraph" style:parent-style-name="Standard">
      <style:text-properties style:font-name="monospace" officeooo:rsid="001b3d55" officeooo:paragraph-rsid="0022d143"/>
    </style:style>
    <style:style style:name="P14" style:family="paragraph" style:parent-style-name="Standard">
      <style:text-properties officeooo:paragraph-rsid="0014eeec"/>
    </style:style>
    <style:style style:name="P15" style:family="paragraph" style:parent-style-name="Standard">
      <style:text-properties officeooo:rsid="00162cf1" officeooo:paragraph-rsid="00162cf1"/>
    </style:style>
    <style:style style:name="P16" style:family="paragraph" style:parent-style-name="Standard">
      <style:text-properties officeooo:rsid="0018d6c3" officeooo:paragraph-rsid="0018d6c3"/>
    </style:style>
    <style:style style:name="P17" style:family="paragraph" style:parent-style-name="Standard">
      <style:text-properties officeooo:paragraph-rsid="001b3d55"/>
    </style:style>
    <style:style style:name="P18" style:family="paragraph" style:parent-style-name="Standard">
      <style:text-properties officeooo:rsid="001b3d55" officeooo:paragraph-rsid="001b3d55"/>
    </style:style>
    <style:style style:name="P19" style:family="paragraph" style:parent-style-name="Standard">
      <style:text-properties officeooo:rsid="001b3d55" officeooo:paragraph-rsid="0022d143"/>
    </style:style>
    <style:style style:name="P20" style:family="paragraph" style:parent-style-name="Standard">
      <style:paragraph-properties fo:text-align="center" style:justify-single-word="false"/>
      <style:text-properties fo:font-weight="bold" officeooo:rsid="0014eeec" officeooo:paragraph-rsid="001b3d55" style:font-weight-asian="bold" style:font-weight-complex="bold"/>
    </style:style>
    <style:style style:name="P21" style:family="paragraph" style:parent-style-name="Standard">
      <style:paragraph-properties fo:text-align="center" style:justify-single-word="false"/>
      <style:text-properties fo:font-weight="bold" officeooo:rsid="002178e7" officeooo:paragraph-rsid="002178e7" style:font-weight-asian="bold" style:font-weight-complex="bold"/>
    </style:style>
    <style:style style:name="P22" style:family="paragraph" style:parent-style-name="Standard">
      <style:paragraph-properties fo:text-align="center" style:justify-single-word="false"/>
      <style:text-properties fo:font-weight="bold" officeooo:rsid="002178e7" officeooo:paragraph-rsid="00135431" style:font-weight-asian="bold" style:font-weight-complex="bold"/>
    </style:style>
    <style:style style:name="P23" style:family="paragraph" style:parent-style-name="Standard">
      <style:text-properties officeooo:paragraph-rsid="001cdf0a"/>
    </style:style>
    <style:style style:name="P24" style:family="paragraph" style:parent-style-name="Standard">
      <style:text-properties officeooo:paragraph-rsid="00162cf1"/>
    </style:style>
    <style:style style:name="P25" style:family="paragraph" style:parent-style-name="Standard">
      <style:text-properties style:font-name="Liberation Serif" fo:font-size="12pt" officeooo:rsid="001db376" officeooo:paragraph-rsid="001db376" style:font-size-asian="10.5pt" style:font-size-complex="12pt"/>
    </style:style>
    <style:style style:name="P26" style:family="paragraph" style:parent-style-name="Standard">
      <style:text-properties style:font-name="Liberation Serif" fo:font-size="12pt" fo:font-style="normal" fo:font-weight="normal" officeooo:rsid="001db376" officeooo:paragraph-rsid="001db376" style:font-size-asian="10.5pt" style:font-style-asian="normal" style:font-weight-asian="normal" style:font-size-complex="12pt" style:font-style-complex="normal" style:font-weight-complex="normal"/>
    </style:style>
    <style:style style:name="P27" style:family="paragraph" style:parent-style-name="Standard">
      <style:text-properties officeooo:rsid="001f6a53" officeooo:paragraph-rsid="001f6a53"/>
    </style:style>
    <style:style style:name="P28" style:family="paragraph" style:parent-style-name="Standard">
      <style:text-properties officeooo:rsid="001f90ca" officeooo:paragraph-rsid="001f90ca"/>
    </style:style>
    <style:style style:name="P29" style:family="paragraph" style:parent-style-name="Standard">
      <style:text-properties officeooo:rsid="00151c00" officeooo:paragraph-rsid="001cdf0a"/>
    </style:style>
    <style:style style:name="P30" style:family="paragraph" style:parent-style-name="Standard">
      <style:paragraph-properties fo:text-align="center" style:justify-single-word="false" fo:break-before="page"/>
      <style:text-properties officeooo:paragraph-rsid="0014eeec"/>
    </style:style>
    <style:style style:name="P31" style:family="paragraph" style:parent-style-name="Standard">
      <style:paragraph-properties fo:text-align="center" style:justify-single-word="false" fo:break-before="page"/>
      <style:text-properties fo:font-weight="bold" officeooo:rsid="001f6a53" officeooo:paragraph-rsid="001f6a53" style:font-weight-asian="bold" style:font-weight-complex="bold"/>
    </style:style>
    <style:style style:name="P32" style:family="paragraph" style:parent-style-name="Standard">
      <style:paragraph-properties fo:text-align="center" style:justify-single-word="false" fo:break-before="page"/>
      <style:text-properties officeooo:rsid="0018d6c3" officeooo:paragraph-rsid="0018d6c3"/>
    </style:style>
    <style:style style:name="P33" style:family="paragraph" style:parent-style-name="Standard">
      <style:paragraph-properties fo:text-align="center" style:justify-single-word="false" fo:break-before="page"/>
      <style:text-properties style:font-name="monospace" fo:font-weight="bold" officeooo:rsid="00162cf1" officeooo:paragraph-rsid="00162cf1" style:font-weight-asian="bold" style:font-weight-complex="bold"/>
    </style:style>
    <style:style style:name="P34" style:family="paragraph" style:parent-style-name="Standard">
      <style:text-properties style:font-name="monospace" officeooo:rsid="00286a0d" officeooo:paragraph-rsid="00286a0d"/>
    </style:style>
    <style:style style:name="P35" style:family="paragraph" style:parent-style-name="Standard">
      <style:paragraph-properties fo:text-align="center" style:justify-single-word="false"/>
      <style:text-properties style:font-name="monospace" fo:font-weight="bold" officeooo:rsid="00286a0d" officeooo:paragraph-rsid="00286a0d" style:font-weight-asian="bold" style:font-weight-complex="bold"/>
    </style:style>
    <style:style style:name="P36" style:family="paragraph" style:parent-style-name="Standard">
      <style:text-properties officeooo:rsid="00286a0d" officeooo:paragraph-rsid="00286a0d"/>
    </style:style>
    <style:style style:name="T1" style:family="text">
      <style:text-properties officeooo:rsid="002178e7"/>
    </style:style>
    <style:style style:name="T2" style:family="text">
      <style:text-properties officeooo:rsid="0014eee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4eeec" style:font-style-asian="italic" style:font-weight-asian="bold" style:font-style-complex="italic" style:font-weight-complex="bold"/>
    </style:style>
    <style:style style:name="T5" style:family="text">
      <style:text-properties fo:font-style="italic" fo:font-weight="bold" officeooo:rsid="00151c00" style:font-style-asian="italic" style:font-weight-asian="bold" style:font-style-complex="italic" style:font-weight-complex="bold"/>
    </style:style>
    <style:style style:name="T6" style:family="text">
      <style:text-properties fo:font-style="italic" fo:font-weight="bold" officeooo:rsid="0018d6c3" style:font-style-asian="italic" style:font-weight-asian="bold" style:font-style-complex="italic" style:font-weight-complex="bold"/>
    </style:style>
    <style:style style:name="T7" style:family="text">
      <style:text-properties fo:font-style="italic" fo:font-weight="bold" officeooo:rsid="001a26bd" style:font-style-asian="italic" style:font-weight-asian="bold" style:font-style-complex="italic" style:font-weight-complex="bold"/>
    </style:style>
    <style:style style:name="T8" style:family="text">
      <style:text-properties fo:color="#000000" style:font-name="monospace" fo:font-size="9pt" officeooo:rsid="0014eeec" fo:background-color="#ffffff" loext:char-shading-value="0" style:font-size-asian="9pt" style:font-size-complex="9pt"/>
    </style:style>
    <style:style style:name="T9" style:family="text">
      <style:text-properties fo:color="#000000" style:font-name="monospace" fo:font-size="9pt" officeooo:rsid="001b3d55" fo:background-color="#ffffff" loext:char-shading-value="0" style:font-size-asian="9pt" style:font-size-complex="9pt"/>
    </style:style>
    <style:style style:name="T10" style:family="text">
      <style:text-properties fo:color="#000000" fo:font-size="9pt" fo:background-color="#ffffff" loext:char-shading-value="0" style:font-size-asian="9pt" style:font-size-complex="9pt"/>
    </style:style>
    <style:style style:name="T11" style:family="text">
      <style:text-properties fo:color="#000000" fo:font-size="9pt" officeooo:rsid="00242289" fo:background-color="#ffffff" loext:char-shading-value="0" style:font-size-asian="9pt" style:font-size-complex="9pt"/>
    </style:style>
    <style:style style:name="T12" style:family="text">
      <style:text-properties fo:color="#000000" fo:background-color="#ffffff" loext:char-shading-value="0"/>
    </style:style>
    <style:style style:name="T13" style:family="text">
      <style:text-properties style:font-name="monospace" officeooo:rsid="0014eeec"/>
    </style:style>
    <style:style style:name="T14" style:family="text">
      <style:text-properties style:font-name="monospace" fo:font-weight="bold" officeooo:rsid="0014eeec" style:font-weight-asian="bold" style:font-weight-complex="bold"/>
    </style:style>
    <style:style style:name="T15" style:family="text">
      <style:text-properties style:font-name="monospace" fo:font-weight="bold" officeooo:rsid="00162cf1" style:font-weight-asian="bold" style:font-weight-complex="bold"/>
    </style:style>
    <style:style style:name="T16" style:family="text">
      <style:text-properties style:font-name="monospace" fo:font-size="9pt" officeooo:rsid="0014eeec" style:font-size-asian="9pt" style:font-size-complex="9pt"/>
    </style:style>
    <style:style style:name="T17" style:family="text">
      <style:text-properties style:font-name="monospace" fo:font-size="9pt" officeooo:rsid="001b3d55" style:font-size-asian="9pt" style:font-size-complex="9pt"/>
    </style:style>
    <style:style style:name="T18" style:family="text">
      <style:text-properties style:font-name="monospace" fo:font-size="9pt" officeooo:rsid="0022d143" style:font-size-asian="9pt" style:font-size-complex="9pt"/>
    </style:style>
    <style:style style:name="T19" style:family="text">
      <style:text-properties officeooo:rsid="00151c00"/>
    </style:style>
    <style:style style:name="T20" style:family="text">
      <style:text-properties fo:font-size="9pt" style:font-size-asian="9pt" style:font-size-complex="9pt"/>
    </style:style>
    <style:style style:name="T21" style:family="text">
      <style:text-properties fo:font-size="9pt" officeooo:rsid="001a26bd" style:font-size-asian="9pt" style:font-size-complex="9pt"/>
    </style:style>
    <style:style style:name="T22" style:family="text">
      <style:text-properties fo:font-size="9pt" officeooo:rsid="00242289" style:font-size-asian="9pt" style:font-size-complex="9pt"/>
    </style:style>
    <style:style style:name="T23" style:family="text">
      <style:text-properties fo:font-size="9pt" officeooo:rsid="0025b81b" style:font-size-asian="9pt" style:font-size-complex="9pt"/>
    </style:style>
    <style:style style:name="T24" style:family="text">
      <style:text-properties fo:font-size="9pt" officeooo:rsid="00266f4c" style:font-size-asian="9pt" style:font-size-complex="9pt"/>
    </style:style>
    <style:style style:name="T25" style:family="text">
      <style:text-properties fo:font-size="9pt" fo:font-style="italic" fo:font-weight="bold" officeooo:rsid="001a26bd" style:font-size-asian="9pt" style:font-style-asian="italic" style:font-weight-asian="bold" style:font-size-complex="9pt" style:font-style-complex="italic" style:font-weight-complex="bold"/>
    </style:style>
    <style:style style:name="T26" style:family="text">
      <style:text-properties fo:font-size="9pt" fo:font-style="italic" fo:font-weight="bold" officeooo:rsid="00266f4c" style:font-size-asian="9pt" style:font-style-asian="italic" style:font-weight-asian="bold" style:font-size-complex="9pt" style:font-style-complex="italic" style:font-weight-complex="bold"/>
    </style:style>
    <style:style style:name="T27" style:family="text">
      <style:text-properties officeooo:rsid="0018d6c3"/>
    </style:style>
    <style:style style:name="T28" style:family="text">
      <style:text-properties officeooo:rsid="001a26bd"/>
    </style:style>
    <style:style style:name="T29" style:family="text">
      <style:text-properties officeooo:rsid="001b3d55"/>
    </style:style>
    <style:style style:name="T30" style:family="text">
      <style:text-properties officeooo:rsid="001cdf0a"/>
    </style:style>
    <style:style style:name="T31" style:family="text">
      <style:text-properties fo:font-weight="bold" style:font-weight-asian="bold" style:font-weight-complex="bold"/>
    </style:style>
    <style:style style:name="T32" style:family="text">
      <style:text-properties fo:font-weight="bold" officeooo:rsid="001cdf0a" style:font-weight-asian="bold"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2178e7" style:font-style-asian="normal" style:font-weight-asian="normal" style:font-style-complex="normal" style:font-weight-complex="normal"/>
    </style:style>
    <style:style style:name="T35" style:family="text">
      <style:text-properties officeooo:rsid="001dc11d"/>
    </style:style>
    <style:style style:name="T36" style:family="text">
      <style:text-properties officeooo:rsid="001f6a53"/>
    </style:style>
    <style:style style:name="T37" style:family="text">
      <style:text-properties officeooo:rsid="0022d143"/>
    </style:style>
    <style:style style:name="T38" style:family="text">
      <style:text-properties officeooo:rsid="002422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1">DAQ2SPIKE2 PACKAGE</text:p>
      <text:p text:style-name="Standard"/>
      <text:p text:style-name="Standard"/>
      <text:p text:style-name="Standard"/>
      <text:p text:style-name="P2"><text:span text:style-name="T1">The daq2spike2 package is a collection of utilities that convert and correct files in one format to another format. <text:s/>Here is h</text:span>ow to use the utilities.</text:p>
      <text:p text:style-name="P2"/>
      <text:p text:style-name="P2"/>
      <text:p text:style-name="P22">CYGNUS RECORDINGS</text:p>
      <text:p text:style-name="P2"/>
      <text:p text:style-name="P19">The Cygnus tapes were copied to disk from the original digital recordings using the ddrescue utility.<text:span text:style-name="T1"> This is a Linux program that can be installed from the Debian repository.</text:span> <text:span text:style-name="T1">Ddrescue </text:span>read<text:span text:style-name="T1">s</text:span> the original tapes and <text:span text:style-name="T1">saves </text:span>a bit-for-bit copy <text:span text:style-name="T1">to</text:span> a disk file. <text:span text:style-name="T1">It also creates a map file that contains information about the original recording. </text:span>The convention is to name the<text:span text:style-name="T1"> disk file</text:span> based on the experiment, type letter and recording number, and .dd extension, e.g., b04.b1.dd.<text:span text:style-name="T37"> Here is an example of the ddrescue command line:</text:span></text:p>
      <text:p text:style-name="P19"/>
      <text:p text:style-name="P13"><text:span text:style-name="T10">ddrescue --cpass=1 -b 65024 -c 1 -r 0 --size=5000M --skip-size=0 --no-scra</text:span><text:span text:style-name="T20"><text:line-break/>pe --no-trim -v -v -v -v -u /dev/nst0 b04.b1.2ndrec b04.c1.2ndrec.map</text:span><text:line-break/></text:p>
      <text:p text:style-name="P18"/>
      <text:p text:style-name="P18"/>
      <text:p text:style-name="P2"/>
      <text:p text:style-name="P2"/>
      <text:p text:style-name="P20">Bad Sector Fixup</text:p>
      <text:p text:style-name="P17"/>
      <text:p text:style-name="P17"><text:span text:style-name="T29">Many of the tape files have bad sectors. These are not valid data sectors that became corrupted later, they are locations on the tape that are flawed, probably due to a manufacturing defect. The Cygnus recording software skips these while recording and continues writing data when it finds the next good sector on the tape. These skipped sectors need to be removed from the disk file. The </text:span><text:span text:style-name="T4">cyg_fixup</text:span><text:span text:style-name="T2"> program does this. This is not an interactive program, and operates only on one file at a time.</text:span></text:p>
      <text:p text:style-name="Standard"/>
      <text:p text:style-name="P3">This is the help for it:</text:p>
      <text:p text:style-name="P3"/>
      <text:p text:style-name="P17"><text:span text:style-name="T8">Usage: cyg_fixup -f input_file_nam</text:span><text:span text:style-name="T9">e</text:span><text:span text:style-name="T16"><text:line-break/>A map file </text:span><text:span text:style-name="T17">created by the ddrescue program </text:span><text:span text:style-name="T16">with the same base name is expected</text:span><text:span text:style-name="T17"> in the same directory</text:span><text:span text:style-name="T16">, such as</text:span><text:span text:style-name="T17"> </text:span><text:span text:style-name="T16">b04.b1.map</text:span><text:span text:style-name="T17">.</text:span><text:span text:style-name="T16"><text:line-break/><text:line-break/>It appears that the 'bad sectors' that ddrescue found on the Cygnus tapes <text:line-break/>are not read errors of valid data sectors that have been corrupted. Instead, <text:line-break/>it appears that during the original recording, the Cygnus machine detected a <text:line-break/>bad </text:span><text:span text:style-name="T18">sector</text:span><text:span text:style-name="T16"> and wrote the block to the next valid location on the tape. <text:line-break/>This program uses the bad sector offsets in the .map file, and creates a new file <text:line-break/>that removes the so-called bad sectors.</text:span><text:span text:style-name="T13"><text:line-break/></text:span></text:p>
      <text:p text:style-name="P14"><text:span text:style-name="T2">This creates a file with the same base name as the input file and adds "</text:span>_sector_fixed<text:span text:style-name="T35">" to the file name, e.g., b04.b1_sector_fixed.dd.</text:span></text:p>
      <text:p text:style-name="P14"/>
      <text:p text:style-name="P30"><text:span text:style-name="T15">Correct Sampling Rate</text:span><text:span text:style-name="T14"> And Upscale To 25KHz</text:span></text:p>
      <text:p text:style-name="Standard"/>
      <text:p text:style-name="P23"><text:span text:style-name="T2">The Cygnus recordings were sampled at 24KHz. Since multiple machines were used to record in parallel, a common timing pulse signal was recorded by each machine. The pulse rate was 5 per second, which is a period of 200 milliseconds. There is some variation in the number of samples in each 200 ms interval. Most of the lab software is hard-wired to expect a 25KHz sampling rate. Use the </text:span><text:span text:style-name="T5">cyg2cyg25KHz</text:span><text:span text:style-name="T19"> program to make the recording rate constant and to upscale the recordings to 25KHz. This can be used interactively or from the command line with arguments. It can be used on multiple files from an experiment or a subset of files. The files produced by </text:span><text:span text:style-name="T5">cyg_fixup</text:span><text:span text:style-name="T19"> should be used to create .daq files; using files with bad sectors will have unpredictable results. The new files will have "_25KHz" added to the base file name, e.g., </text:span>b04.<text:span text:style-name="T30">b</text:span>1_sector_fixed_25KHz.dd</text:p>
      <text:p text:style-name="P12"/>
      <text:p text:style-name="P29">Here is the help:</text:p>
      <text:p text:style-name="P4"/>
      <text:p text:style-name="P5">Usage: cyg2cyg25KHz [-a A_Tape_filename,timing_pulse_chan] [-b B_Tape_filename,timing_pulse_chan] [-c C_Tape_filename,timing_pu<text:span text:style-name="T38">l</text:span>s<text:span text:style-name="T38">e</text:span>_chan] [-d D_Tape_filename,timing_pu<text:span text:style-name="T38">l</text:span>s<text:span text:style-name="T38">e</text:span>_chan] </text:p>
      <text:p text:style-name="P5"/>
      <text:p text:style-name="P5">Read one or more Cygnus tapes from an experiment and make new Cygnus files</text:p>
      <text:p text:style-name="P6">that have a constant number of samples per timing pulse</text:p>
      <text:p text:style-name="P6">interval and upscaled to 25KHz.</text:p>
      <text:p text:style-name="P6"/>
      <text:p text:style-name="P5">This can be used in a command line prompt mode, or using command line arguments.</text:p>
      <text:p text:style-name="P5">If there are no arguments, the program will prompt for input.</text:p>
      <text:p text:style-name="P5">If using command line arguments, use commas with no spaces</text:p>
      <text:p text:style-name="P4"><text:span text:style-name="T20">This must be run from the directory containing the Cygnus files.</text:span><text:line-break/></text:p>
      <text:p text:style-name="P26"/>
      <text:p text:style-name="P33">Create DAQ file from <text:span text:style-name="T38">Corrected and Upscaled </text:span>Cygnus Files</text:p>
      <text:p text:style-name="P4"/>
      <text:p text:style-name="P15">Use <text:span text:style-name="T27">the </text:span><text:span text:style-name="T6">cyg2daq</text:span><text:span text:style-name="T27"> program and </text:span>the files created by c<text:span text:style-name="T3">yg2cyg25KHz</text:span> to create a .daq file. This program needs all of the files from an experiment. There is a maximum of four, generally referred to as A, B, C and D tapes. It is not an error if a tape is missing. This program aligns the first timing pulse in each file and creates a .daq file. All of the down-stream tools can use this, such as splitting, cleaning, spikesorting, and so on. It creates a file with "_from_cyg_1-64" added to the base file name. <text:span text:style-name="T27">It can be run interactively or with command line arguments. </text:span>You must specify the output name. One convention is to use the experiment name and tapes as the name, such as b04.b1.c1.d1.<text:span text:style-name="T30"> The complete output file name is b04.b1.c1.d1_from_cyg_1-64.daq. </text:span>Here is the help:</text:p>
      <text:p text:style-name="P15"/>
      <text:p text:style-name="P9"><text:span text:style-name="T10">Usage: cyg2daq [-a A_Tape_filename,timing_pulse_chan] [-b B_Tape_filename,timing_pu</text:span><text:span text:style-name="T11">l</text:span><text:span text:style-name="T10">s</text:span><text:span text:style-name="T11">e</text:span><text:span text:style-name="T10">_</text:span><text:span text:style-name="T20"><text:line-break/>chan] [-c C_Tape_filename,timing_pu</text:span><text:span text:style-name="T22">l</text:span><text:span text:style-name="T20">s</text:span><text:span text:style-name="T22">e</text:span><text:span text:style-name="T20">_chan] [-d D_Tape_filename,timing_pu</text:span><text:span text:style-name="T22">l</text:span><text:span text:style-name="T20">s</text:span><text:span text:style-name="T22">e</text:span><text:span text:style-name="T20">_chan] </text:span></text:p>
      <text:p text:style-name="P8">-o outfile_name [-t tag_text]<text:line-break/><text:line-break/>Read one or more <text:span text:style-name="T38">corrected and upscaled </text:span>Cygnus<text:span text:style-name="T38"> files </text:span>from an experiment </text:p>
      <text:p text:style-name="P8">and make a .daq file. The timing pulse channels are used to align the tapes</text:p>
      <text:p text:style-name="P8">so the first timing pulse occurs at the same sample time.</text:p>
      <text:p text:style-name="P8">Note: Use commas with no spaces<text:span text:style-name="T38">.</text:span><text:line-break/><text:line-break/>This can be used in a command line prompt mode, or using command line arguments. <text:line-break/><text:line-break/>If there are no arguments, the program will prompt for input<text:span text:style-name="T38">.</text:span><text:line-break/>This must be run from the directory containing the Cygnus files. <text:line-break/></text:p>
      <text:p text:style-name="P7"/>
      <text:p text:style-name="P25"/>
      <text:p text:style-name="P25">Note: Any earlier recording<text:span text:style-name="T36">s</text:span> that w<text:span text:style-name="T36">ere</text:span> recorded at 25KHz, such as Datamax record<text:span text:style-name="T36">ings</text:span>, and that have a program that can split <text:span text:style-name="T1">them</text:span> into .chan files can be unsplit using the <text:span text:style-name="T3">daq2_unsplit </text:span><text:span text:style-name="T33">program. This recombines the chan files into a .daq file.</text:span><text:span text:style-name="T34"> This program is part of the daq2-clean package.</text:span></text:p>
      <text:p text:style-name="P32"><text:span text:style-name="T31">Create Spike2 </text:span><text:span text:style-name="T32">.smr </text:span><text:span text:style-name="T31">File From <text:s/></text:span><text:span text:style-name="T32">.daq </text:span><text:span text:style-name="T31">File</text:span></text:p>
      <text:p text:style-name="P16"/>
      <text:p text:style-name="P16">Any .daq file can be used to create a Spike2 file<text:span text:style-name="T28"> using the </text:span><text:span text:style-name="T7">daq2spike</text:span><text:span text:style-name="T28"> program. This is a command line program. Here is the help:</text:span></text:p>
      <text:p text:style-name="P16"/>
      <text:p text:style-name="P10"><text:span text:style-name="T10">Usage: daq2spike2 -n daq_file_basename -t "date/time stamp" from recording's log file </text:span><text:span text:style-name="T20"><text:line-break/>For example:  <text:line-break/><text:line-break/>daq2spike2 -n 2014-06-24_001 -t "2014-06-24 21:31:53:515" <text:line-break/><text:line-break/>The data/time stamp is in the log file and generally looks like this: <text:line-break/>Recording started at 2014-06-24 21:31:53:515 <text:line-break/>Note: You must put it in quotes because it contains a space. <text:line-break/>This must be run from the directory containing the daq2 files.<text:line-break/></text:span></text:p>
      <text:p text:style-name="P10"><text:span text:style-name="T21">If you are using Cygnus recordings, you can run the </text:span><text:span text:style-name="T25">print_cygdate</text:span><text:span text:style-name="T21"> program to get the date and time from one of </text:span><text:span text:style-name="T23">any </text:span><text:span text:style-name="T21">Cygnus </text:span><text:span text:style-name="T23">.dd </text:span><text:span text:style-name="T21">file. </text:span><text:span text:style-name="T24">Type </text:span><text:span text:style-name="T26">print_cygdate</text:span><text:span text:style-name="T24"> -h for help. </text:span><text:span text:style-name="T21">The times may differ slightly</text:span><text:span text:style-name="T23">, pick one.</text:span><text:line-break/></text:p>
      <text:p text:style-name="P16"/>
      <text:p text:style-name="P15"/>
      <text:p text:style-name="P24"/>
      <text:p text:style-name="P31">EDT and BDT Files to Spike 2 .smr Files</text:p>
      <text:p text:style-name="P27"/>
      <text:p text:style-name="P27"/>
      <text:p text:style-name="P27">The edt2spike2 program creates files that Spike2 can read. The neuron channels treat the spikes as events in time. The analog channels are saved as analog-to-digital signals. This is not interactive and only operates on one file at a time. It creates a .smr file using the basename of the input file. Here is the help:</text:p>
      <text:p text:style-name="P27"/>
      <text:p text:style-name="P11"><text:span text:style-name="T10">Usage: edt2spike2 -n &lt;filename.edt | filename.bdt&gt; </text:span><text:span text:style-name="T20"><text:line-break/>For example:  <text:line-break/><text:line-break/>edt2spike2 -n 2014-06-24_001.edt <text:line-break/><text:line-break/>This must be run from the directory containing the edt/bdt files.</text:span><text:line-break/></text:p>
      <text:p text:style-name="P34"/>
      <text:p text:style-name="P35">BUT FIRST, RESAMPLE OLDER BDT FILES</text:p>
      <text:p text:style-name="P34"/>
      <text:p text:style-name="P36">Some older .bdt files have variable sampling rates due to tape stretching and other factors. This causes problems for the spike2 program. This uses several utilities that you generally will not use as stand-alone programs (though you certainly can.) For convenience, a Python program, <text:span text:style-name="T3">bdt_fix.py</text:span>, automates the process of resampling and correcting the sampling rate to be constant. It creates a new file using the basename of the old one and attaches "_remerged" to the name. So, for example, the old file "s38m1f-v11-c.bdt" is converted and save to "s38m1f-v11-c_remerged.bdt."</text:p>
      <text:p text:style-name="P34"/>
      <text:p text:style-name="P36"/>
      <text:p text:style-name="P36"/>
      <text:p text:style-name="P28">[TO BE DONE] Old .bdt files have variable sampling rates. Work is in progress on a program to correct this. The edt2spike2 program will need adjustments<text:span text:style-name="T1"> and this program must be added to this package</text:span>.</text:p>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178e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Rev 1.0<text:tab/></text:span><text:page-number text:select-page="current">3</text:page-number><text:span text:style-name="MT1"><text:tab/>25-Jun-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meta:initial-creator>
    <meta:creation-date>2019-06-21T13:06:59.528177829</meta:creation-date>
    <dc:date>2019-06-27T12:24:57.413448344</dc:date>
    <dc:creator>dale </dc:creator>
    <meta:editing-duration>PT4H29M26S</meta:editing-duration>
    <meta:editing-cycles>10</meta:editing-cycles>
    <meta:generator>LibreOffice/6.0.1.1$Linux_X86_64 LibreOffice_project/60bfb1526849283ce2491346ed2aa51c465abfe6</meta:generator>
    <meta:printed-by>dale </meta:printed-by>
    <meta:print-date>2019-06-25T10:06:18.562844139</meta:print-date>
    <meta:document-statistic meta:table-count="0" meta:image-count="0" meta:object-count="0" meta:page-count="5" meta:paragraph-count="40" meta:word-count="1244" meta:character-count="7524" meta:non-whitespace-character-count="6287"/>
  </office:meta>
</office:document-meta>
</file>